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paragraph-properties fo:text-align="center"/>
      <style:text-properties style:font-name="Times New Roman" fo:font-size="12.0pt"/>
    </style:style>
    <style:style style:name="T1" style:family="text">
      <style:text-properties style:text-underline-style="solid"/>
    </style:style>
    <style:style style:name="TableColumn1" style:family="table-column">
      <style:table-column-properties style:column-width="3.4625in" style:rel-column-width="32767*"/>
    </style:style>
  </office:automatic-styles>
  <office:body>
    <office:text>
      <text:p text:style-name="P1">Matt Redmond</text:p>
      <text:p text:style-name="P1">Applied Science Research</text:p>
      <text:p text:style-name="P1">Dr. Dann</text:p>
      <text:p text:style-name="P1">10 December 2009</text:p>
      <text:p text:style-name="P1"/>
      <text:p text:style-name="P2">BarraCUDA: A Balanced Supercomputer for Small Scale Research</text:p>
      <text:p text:style-name="P2"/>
      <text:p text:style-name="P1">Abstract:</text:p>
      <text:p text:style-name="P1"/>
      <text:p text:style-name="P1"><text:tab/>BarraCUDA (Beginner's Analytic Research and Rendering Architecture) will be a small-scale homebrew supercomputer designed around the NVIDIA CUDA architecture. The project is meant to serve as a platform for student-researchers to develop parallel-programming skills, and design programs that showcase concepts in modern science research through real-time visualization. After building the supercomputer, I intend to develop a comprehensive and accurate three dimensional simulation of electrodynamics suitable for demonstrating principles of electromagnetism to high school physics students. I am seeking funds and/or donated parts to help make this dream a reality.</text:p>
      <text:p text:style-name="P1"/>
      <text:p text:style-name="P1">Motivation:</text:p>
      <text:p text:style-name="P1"/>
      <text:p text:style-name="P1"><text:tab/>I'm currently a Senior in high school, and through my Applied Science Research and Computer Science classes, I've gradually become aware of the growing importance of high performance computational power in the fields of physical, chemical, and biological research. I'm also quite interested in fluid dynamics, and creating visualization software for physical modeling problems. Current computationally expensive research in these fields includes ___ [1], ___[2], and ___[3]. Last summer, I worked in Caltech's materials physics lab on the DANSE project, (which uses distributed computational analysis to model the results of neutron scattering experiments, before actually conducting them), and I was exposed to the elegant concept and power of a Beowulf cluster supercomputer. I realized that our high school could make good use of such a powerful tool (on a smaller scale than Caltech's) for instructional purposes, in the demonstration/visualization of scientific concepts as well as the programming process. I envision, perhaps sometime in the future, a class dedicated to high-performance computing, where students create programs that are used by the science department for various purposes.</text:p>
      <text:p text:style-name="P1"/>
      <text:p text:style-name="P1"><text:tab/>I'd like to build a supercomputer based largely on NVIDIA's CUDA platform, because CUDA represents the new direction that high performance computing is going in: instead of waiting for a CPU to perform heavy calculations in serial, these calculations are farmed out in parallel to hundreds of individual GPU cores for computation. The performance speed-up is reported by various sources to be anything from 5x to 47,000x the time it would take a CPU-based system to do the same tasks. <text:s/>Furthermore, the CUDA architecture is alive and well-supported by the community, with various development tools available, and many new applications released frequently. CUDA is supported on a few different graphics cards, but the two most suitable architectures for this project are the NVIDIA GeForce GTX 295 and the NVIDIA Tesla C1060. Ideally, I would be able to use the Tesla boards, as they are optimized for supercomputing, but unless I am able to get them donated, they are out of my price range.</text:p>
      <text:p text:style-name="P1"/>
      <text:p text:style-name="P1"><text:tab/>Completing this project would provide me with a fair background in supercomputer design and construction, as well as an opportunity to learn the parallel programming skills that I'll need to be a successful researcher in the future. The programming API OpenMP is well-known and widely supported in the scientific computing community, and I'd like to gain further experience working with it on a platform that can unlock all of its power. When I finish the project, I'll donate the supercomputer to my school, so other interested students can have an opportunity to learn the basics of high-power computing.</text:p>
      <text:p text:style-name="P1"/>
      <text:p text:style-name="P1">Budget Design:</text:p>
      <text:p text:style-name="P1"><text:tab/>Although I initially toyed with the idea of building a CPU-based 4-node cluster computer, after speaking with Dr. Kayvon Fatahalian, I realized that I could actually get a lot more computational power for less money with a single-node, multi-GPU system. The NVIDIA cards like the GTX295 and the Tesla C1060 offer a very compelling performance per dollar ratio. This design will be able to reach speeds greater than one TFLOP of processing power, a figure that is not easily attained with a CPU-based design.</text:p>
      <text:p text:style-name="P1"/>
      <text:p text:style-name="P1"><text:span text:style-name="T1">Component List</text:span></text:p>
      <text:p text:style-name="P1">Motherboard -- ASRock X58 Extreme LGA1366 -- $169.99</text:p>
      <text:p text:style-name="P1">CPU -- Intel Core i7-920 Quad Core Bloomfield 2.66 Ghz -- $288.99</text:p>
      <text:p text:style-name="P1">CUDA Boards -- 2x Gigabyte GV-N295-181-B <text:s text:c="2"/>GTX295 -- $494.99 each, total $989.98</text:p>
      <text:p text:style-name="P1">Memory -- OCZ Gold 12GB (6 x 2gb) DDR3 1600 -- $310.99</text:p>
      <text:p text:style-name="P1">Hard Drive -- Western Digital Velociraptor 300GB SATA @ 10,000 RPM -- 199.99</text:p>
      <text:p text:style-name="P1">Power Supply -- Tuniq Ripper 1000W -- $149.99</text:p>
      <text:p text:style-name="P1"/>
      <text:p text:style-name="P1">Total -- $2,109.93</text:p>
      <text:p text:style-name="P1"/>
      <text:p text:style-name="P1">Rationale for Each Component:</text:p>
      <text:p text:style-name="P1"/>
      <text:p text:style-name="P1"/>
      <text:p text:style-name="P1"/>
      <text:p text:style-name="P1">Funding:</text:p>
      <text:p text:style-name="P1">Dr. James Dann .... $500</text:p>
      <text:p text:style-name="P1">Menlo School ... ?</text:p>
      <text:p text:style-name="P1">NVIDIA Corporation ... 2x GTX 295 or 2x Tesla C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949.46</meta:generator>
  </office:meta>
</office:document-meta>
</file>